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ans-serif" svg:font-family="sans-serif"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_3c_argument_3e_">
      <style:text-properties fo:background-color="transparent"/>
    </style:style>
    <style:style style:name="P2" style:family="paragraph" style:parent-style-name="_3c_dateline_3e_">
      <style:text-properties fo:background-color="transparent"/>
    </style:style>
    <style:style style:name="P3" style:family="paragraph" style:parent-style-name="_3c_head.sub_3e_">
      <style:text-properties officeooo:paragraph-rsid="0019b3b6" fo:background-color="transparent"/>
    </style:style>
    <style:style style:name="P4" style:family="paragraph" style:parent-style-name="_3c_label_3e_">
      <style:text-properties fo:background-color="transparent"/>
    </style:style>
    <style:style style:name="P5" style:family="paragraph" style:parent-style-name="_3c_salute_3e_">
      <style:text-properties fo:background-color="transparent"/>
    </style:style>
    <style:style style:name="P6" style:family="paragraph" style:parent-style-name="_3c_signed_3e_">
      <style:text-properties fo:background-color="transparent"/>
    </style:style>
    <style:style style:name="P7" style:family="paragraph" style:parent-style-name="Standard">
      <style:text-properties officeooo:paragraph-rsid="00170a6d"/>
    </style:style>
    <style:style style:name="P8" style:family="paragraph" style:parent-style-name="Standard">
      <style:text-properties officeooo:rsid="00163018" officeooo:paragraph-rsid="00163018" fo:background-color="transparent"/>
    </style:style>
    <style:style style:name="P9" style:family="paragraph" style:parent-style-name="Standard">
      <style:text-properties officeooo:paragraph-rsid="00170a6d" fo:background-color="transparent"/>
    </style:style>
    <style:style style:name="P10" style:family="paragraph" style:parent-style-name="Text_20_body">
      <style:text-properties fo:background-color="transparent"/>
    </style:style>
    <style:style style:name="P11" style:family="paragraph" style:parent-style-name="Text_20_body">
      <style:text-properties officeooo:rsid="0018df5e" officeooo:paragraph-rsid="0018df5e" fo:background-color="transparent"/>
    </style:style>
    <style:style style:name="P12" style:family="paragraph" style:parent-style-name="Text_20_body">
      <style:text-properties officeooo:rsid="0018df5e" officeooo:paragraph-rsid="00190b6e" fo:background-color="transparent"/>
    </style:style>
    <style:style style:name="P13" style:family="paragraph" style:parent-style-name="Text_20_body">
      <style:text-properties officeooo:rsid="00190b6e" officeooo:paragraph-rsid="00190b6e" fo:background-color="transparent"/>
    </style:style>
    <style:style style:name="P14" style:family="paragraph" style:parent-style-name="Text_20_body">
      <style:text-properties officeooo:rsid="0019b3b6" officeooo:paragraph-rsid="0019b3b6" fo:background-color="transparent"/>
    </style:style>
    <style:style style:name="P15" style:family="paragraph" style:parent-style-name="Text_20_body">
      <style:text-properties officeooo:rsid="001b736b" officeooo:paragraph-rsid="001b736b" fo:background-color="transparent"/>
    </style:style>
    <style:style style:name="P16" style:family="paragraph" style:parent-style-name="Text_20_body">
      <style:text-properties officeooo:paragraph-rsid="00170a6d"/>
    </style:style>
    <style:style style:name="P17" style:family="paragraph" style:parent-style-name="Text_20_body">
      <style:text-properties officeooo:rsid="0018df5e" officeooo:paragraph-rsid="0018df5e" fo:background-color="transparent"/>
    </style:style>
    <style:style style:name="P18" style:family="paragraph" style:parent-style-name="_3c_meta_3e_">
      <style:text-properties officeooo:paragraph-rsid="0022d3e6"/>
    </style:style>
    <style:style style:name="P19" style:family="paragraph" style:parent-style-name="_3c_meta_3e_">
      <style:text-properties officeooo:rsid="0022d3e6" officeooo:paragraph-rsid="0022d3e6"/>
    </style:style>
    <style:style style:name="P20" style:family="paragraph" style:parent-style-name="Heading_20_1">
      <style:text-properties fo:background-color="transparent"/>
    </style:style>
    <style:style style:name="P21" style:family="paragraph" style:parent-style-name="Heading_20_1">
      <style:text-properties officeooo:rsid="0019b3b6" officeooo:paragraph-rsid="0019b3b6" fo:background-color="transparent"/>
    </style:style>
    <style:style style:name="P22" style:family="paragraph" style:parent-style-name="Heading_20_2">
      <style:text-properties fo:background-color="transparent"/>
    </style:style>
    <style:style style:name="P2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24" style:family="paragraph">
      <style:paragraph-properties fo:margin-left="0cm" fo:margin-right="0cm" fo:text-indent="0cm"/>
    </style:style>
    <style:style style:name="T1" style:family="text">
      <style:text-properties officeooo:rsid="00163018"/>
    </style:style>
    <style:style style:name="T2" style:family="text">
      <style:text-properties officeooo:rsid="0016a630"/>
    </style:style>
    <style:style style:name="T3" style:family="text">
      <style:text-properties officeooo:rsid="0018df5e"/>
    </style:style>
    <style:style style:name="T4" style:family="text">
      <style:text-properties officeooo:rsid="0016a630" fo:background-color="transparent" loext:char-shading-value="0"/>
    </style:style>
    <style:style style:name="T5" style:family="text">
      <style:text-properties officeooo:rsid="00170a6d" fo:background-color="transparent" loext:char-shading-value="0"/>
    </style:style>
    <style:style style:name="T6" style:family="text">
      <style:text-properties officeooo:rsid="00190b6e"/>
    </style:style>
    <style:style style:name="T7" style:family="text">
      <style:text-properties style:text-position="super 58%"/>
    </style:style>
    <style:style style:name="T8" style:family="text">
      <style:text-properties officeooo:rsid="0019b3b6"/>
    </style:style>
    <style:style style:name="T9" style:family="text">
      <style:text-properties fo:font-size="14pt" fo:font-style="italic" officeooo:rsid="0019b3b6"/>
    </style:style>
    <style:style style:name="T10" style:family="text">
      <style:text-properties fo:font-style="italic" officeooo:rsid="00163018" style:font-style-asian="italic" style:font-style-complex="italic"/>
    </style:style>
    <style:style style:name="T1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itre : <text:bookmark-start text:name="__DdeLink__346_1325596695"/>Le Journal des Soldats Blessés aux Yeux<text:bookmark-end text:name="__DdeLink__346_1325596695"/><text:span text:style-name="T1">, </text:span>n° 29, mars 1919</text:p>
      <text:p text:style-name="_3c_meta_3e_"><text:span text:style-name="T1">Date : 1919-03</text:span></text:p>
      <text:p text:style-name="P19">Transcripteur : Nom, prénom</text:p>
      <text:p text:style-name="P8"/>
      <text:p text:style-name="P7"><text:a xlink:type="simple" xlink:href="../../../../../../../home/fred/Documents/admin-obtic/Lien%20image" text:style-name="Internet_20_link" text:visited-style-name="Visited_20_Internet_20_Link"><text:span text:style-name="T4">[n. p.]</text:span></text:a><text:span text:style-name="T4"><office:annotation><dc:creator>Auteur inconnu</dc:creator><dc:date>2021-03-25T10:34:28.853267988</dc:date><text:p text:style-name="P23"><text:span text:style-name="T11">Page non numérotée, lien vers l’url de référence de l’image de page</text:span></text:p></office:annotation></text:span></text:p>
      <text:p text:style-name="P9"/>
      <text:p text:style-name="P9"/>
      <text:p text:style-name="P16"><text:a xlink:type="simple" xlink:href="../../../../../../../home/fred/Documents/admin-obtic/lien%20à%20la%20page" text:style-name="Internet_20_link" text:visited-style-name="Visited_20_Internet_20_Link"><text:span text:style-name="T5">[p. 13]</text:span></text:a><text:span text:style-name="T5"><office:annotation><dc:creator>Auteur inconnu</dc:creator><dc:date>2021-03-25T10:35:07.358277426</dc:date><text:p><text:span text:style-name="T11">Par convention, le numéro de page est toujours mis avant le texte qu’elle désigne, comme un titre, sinon il faut rouvrir les images pour savoir si les numéros sont avant ou après.</text:span><text:span text:style-name="T11"><text:line-break/></text:span><text:span text:style-name="T11">https://argonnaute.parisnanterre.fr/ark:/14707/a011447428447vjWQrG/1f9913b063 </text:span></text:p></office:annotation></text:span></text:p>
      <text:h text:style-name="P20" text:outline-level="1">L<text:span text:style-name="T2">ettres de nos camarades</text:span><text:span text:style-name="T2"><office:annotation><dc:creator>Auteur inconnu</dc:creator><dc:date>2021-03-25T10:36:13.451874840</dc:date><text:p text:style-name="P23"><text:span text:style-name="T11">Titre 1, titre d’article, ne pas hésiter à mettre des couleurs dans le modèle pour aider à se repérer, ne pas laisser mettre des filets et séparateurs qui sont déjà portés par la sémantique d’un style</text:span></text:p></office:annotation></text:span></text:h>
      <text:h text:style-name="P22" text:outline-level="2">Tout n’est pas perdu<text:span text:style-name="T2"><office:annotation><dc:creator>Auteur inconnu</dc:creator><dc:date>2021-03-25T10:36:51.823585095</dc:date><text:p text:style-name="P23"><text:span text:style-name="T11">Titre 2, titre structurant de sous-section</text:span></text:p></office:annotation></text:span></text:h>
      <text:p text:style-name="P2"><text:span text:style-name="T2">Meaux, le 26 mai 1918.</text:span><text:span text:style-name="T2"><office:annotation><dc:creator>Auteur inconnu</dc:creator><dc:date>2021-03-25T10:37:18.375189686</dc:date><text:p><text:span text:style-name="T11">&lt;dateline&gt;, nom de style avec la sémantique TEI, et le &lt; fait passer le style en haut sur la palette, date vient du latin datum, donné le… à …, date de lieu et date de temps ne sont pas distingués ici, selon la tradition romaine, extraire une info pour renseigner un champ de recherche est très imprudent, ici c’est au niveau de la sous-section</text:span></text:p></office:annotation></text:span></text:p>
      <text:p text:style-name="P5"><text:span text:style-name="T2">B</text:span>ien cher monsieur Brieux.<text:span text:style-name="T3"><office:annotation><dc:creator>Auteur inconnu</dc:creator><dc:date>2021-03-25T10:37:36.471972001</dc:date><text:p><text:span text:style-name="T11">&lt;salute&gt;, un paragraphe centré avec espacement qui évite de se retrouver avec trop de paragraphes vides parasites</text:span></text:p></office:annotation></text:span></text:p>
      <text:p text:style-name="P10"><text:span text:style-name="T3">Je viens aujourd’hui…</text:span><text:span text:style-name="T3"><office:annotation><dc:creator>Auteur inconnu</dc:creator><dc:date>2021-03-25T10:37:52.834661402</dc:date><text:p><text:span text:style-name="T11">Corps de texte, ou &lt;p&gt; ; le paragraphe de texte par défaut de cette revue semble un alinéa avec indentation de première ligne sans espacement</text:span></text:p></office:annotation></text:span></text:p>
      <text:p text:style-name="P11">Encore un alinéa…</text:p>
      <text:p text:style-name="P11">Et encore un autre blah, blah, blah, blah, blah, blah, blah, blah, blah, blah, blah, blah, blah, blah, blah, blah, blah, blah, blah, blah, blah, blah, blah, blah, blah, blah, blah, blah, blah, blah, blah, blah, blah, blah, blah.</text:p>
      <text:p text:style-name="P11"><office:annotation><dc:creator>Auteur inconnu</dc:creator><dc:date>2021-03-25T10:38:03.880306616</dc:date><text:p><text:span text:style-name="T11">paragraphe vide pour séparer les alinéas</text:span></text:p></office:annotation></text:p>
      <text:p text:style-name="P11">Et la suite</text:p>
      <text:p text:style-name="P6">Benoit Tavernier<text:line-break/>56<text:span text:style-name="T7">e</text:span> territorial, à Torcieu (Ain).<text:span text:style-name="T6"><office:annotation><dc:creator>Auteur inconnu</dc:creator><dc:date>2021-03-25T10:38:21.913464747</dc:date><text:p><text:span text:style-name="T11">&lt;signed&gt;, expliquer les que saut de ligne, maj+entrée, ne crée pas un nouveau bloc, donc sera une même balise XML</text:span></text:p></office:annotation></text:span></text:p>
      <text:h text:style-name="P22" text:outline-level="2"><office:annotation><dc:creator>Auteur inconnu</dc:creator><dc:date>2021-03-25T10:38:46.242610638</dc:date><text:p text:style-name="P23"><text:span text:style-name="T11">Ne pas chercher à mettre l’ornement séparateur de section, l’imitatif est inutile, il y a l’image</text:span></text:p></office:annotation>« Je me trouve très heureux »</text:h>
      <text:p text:style-name="P12">Blah,</text:p>
      <text:h text:style-name="P20" text:outline-level="1">Machine Braille<text:line-break/>pour les amputés d’une main<text:span text:style-name="T6"><office:annotation><dc:creator>Auteur inconnu</dc:creator><dc:date>2021-03-25T10:39:10.775716728</dc:date><text:p text:style-name="P24"><text:span text:style-name="T11">« pour les amputés d’une main » semble un complément de titre lié syntaxiquement au titre, plutôt qu’un sous-titre, donc saut de ligne,</text:span></text:p></office:annotation></text:span></text:h>
      <text:p text:style-name="P13">Alinéa…</text:p>
      <text:p text:style-name="P13">Alinéa…</text:p>
      <text:p text:style-name="P13">Alinéa…</text:p>
      <text:p text:style-name="P13">Alinéa…</text:p>
      <text:p text:style-name="P6">M. Bocquet<office:annotation><dc:creator>Auteur inconnu</dc:creator><dc:date>2021-03-25T10:40:15.597719122</dc:date><text:p><text:span text:style-name="T11">&lt;signed&gt;</text:span></text:p></office:annotation></text:p>
      <text:h text:style-name="P21" text:outline-level="1"><text:soft-page-break/>Société d’impression et de reliure<office:annotation><dc:creator>Auteur inconnu</dc:creator><dc:date>2021-03-25T10:40:30.069966541</dc:date><text:p text:style-name="P24"><text:span text:style-name="T11">Si on veut une tables des matière homogène qui conserve les lettres accentuées et des majuscules sur les prénoms, titres toujours en minuscules.</text:span></text:p></office:annotation></text:h>
      <text:p text:style-name="P3"><text:span text:style-name="T8">Du </text:span><text:span text:style-name="T9">L</text:span><text:span text:style-name="T8">ivre pour les aveugles<text:line-break/>Siègle social : 49, rue Ampère</text:span></text:p>
      <text:p text:style-name="P14">Blah</text:p>
      <text:h text:style-name="P21" text:outline-level="1">Notre Syndicat professionnel</text:h>
      <text:p text:style-name="P1">Le chapeau est un type de paragraphe couramment distingué dans la presse<office:annotation><dc:creator>Auteur inconnu</dc:creator><dc:date>2021-03-25T10:40:54.389081788</dc:date><text:p text:style-name="P23"><text:span text:style-name="T11">&lt;argument&gt;</text:span></text:p></office:annotation></text:p>
      <text:p text:style-name="P15">Blah</text:p>
      <text:p text:style-name="P15">Blah</text:p>
      <text:p text:style-name="P4">Intertitre non structurant<office:annotation><dc:creator>Auteur inconnu</dc:creator><dc:date>2021-03-25T10:40:39.641863730</dc:date><text:p text:style-name="P23"><text:span text:style-name="T11">&lt;label&gt;</text:span></text:p></office:annotation></text:p>
      <text:p text:style-name="P15">Bla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ans-serif" svg:font-family="sans-serif"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15%" fo:text-indent="1cm"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border-line-width-top="0.018cm 0.004cm 0.018cm" fo:padding="0.049cm" fo:border-left="none" fo:border-right="none" fo:border-top="1.11pt double-thin #000000" fo:border-bottom="none"/>
      <style:text-properties fo:color="#ff0000"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use-window-font-color="true" loext:opacity="0%" fo:font-size="115%" fo:font-weight="bold" style:font-size-asian="115%" style:font-weight-asian="bold" style:font-size-complex="115%" style:font-weight-complex="bold"/>
    </style:style>
    <style:style style:name="_3c_dateline_3e_" style:display-name="&lt;dateline&gt;" style:family="paragraph" style:parent-style-name="Standard" style:next-style-name="Text_20_body">
      <style:paragraph-properties fo:margin-left="0.4cm" fo:margin-right="0cm" fo:margin-top="0.499cm" fo:margin-bottom="0.499cm" style:contextual-spacing="false" fo:text-align="end" style:justify-single-word="false" fo:text-indent="0cm" style:auto-text-indent="false"/>
      <style:text-properties fo:font-style="italic"/>
    </style:style>
    <style:style style:name="_3c_salute_3e_" style:display-name="&lt;salute&gt;" style:family="paragraph" style:parent-style-name="Standard">
      <style:paragraph-properties fo:margin-top="0.25cm" fo:margin-bottom="0.25cm" style:contextual-spacing="false" fo:text-align="center" style:justify-single-word="false"/>
    </style:style>
    <style:style style:name="_3c_signed_3e_" style:display-name="&lt;signed&gt;" style:family="paragraph" style:parent-style-name="Standard" style:next-style-name="Heading_20_1">
      <style:paragraph-properties fo:margin-top="0.499cm" fo:margin-bottom="0.499cm" style:contextual-spacing="false" fo:text-align="end" style:justify-single-word="false"/>
    </style:style>
    <style:style style:name="_3c_head.sub_3e_" style:display-name="&lt;head.sub&gt;" style:family="paragraph" style:parent-style-name="Standard" style:next-style-name="Text_20_body" style:master-page-name="">
      <style:paragraph-properties fo:margin-top="0cm" fo:margin-bottom="0.499cm" style:contextual-spacing="false" fo:text-align="center" style:justify-single-word="false" style:page-number="auto" fo:padding="0.049cm" fo:border-left="none" fo:border-right="none" fo:border-top="none" fo:border-bottom="0.06pt solid #000000"/>
      <style:text-properties fo:font-size="14pt" fo:font-style="italic"/>
    </style:style>
    <style:style style:name="_3c_argument_3e_" style:display-name="&lt;argument&gt;" style:family="paragraph" style:parent-style-name="Standard" style:next-style-name="Text_20_body">
      <style:paragraph-properties fo:margin-top="0cm" fo:margin-bottom="0.499cm" style:contextual-spacing="false"/>
      <style:text-properties fo:font-size="110%" fo:font-style="italic"/>
    </style:style>
    <style:style style:name="_3c_label_3e_" style:display-name="&lt;label&gt;" style:family="paragraph" style:parent-style-name="Standard" style:next-style-name="Text_20_body">
      <style:paragraph-properties fo:margin-top="0.3cm" fo:margin-bottom="0.3cm" style:contextual-spacing="false" fo:text-align="center" style:justify-single-word="false"/>
      <style:text-properties fo:font-size="13pt" fo:font-weight="bold"/>
    </style:style>
    <style:style style:name="_3c_meta_3e_" style:display-name="&lt;meta&gt;" style:family="paragraph" style:parent-style-name="Standard">
      <loext:graphic-properties draw:fill="solid" draw:fill-color="#cccccc"/>
      <style:paragraph-properties fo:background-color="#cccccc" fo:padding="0.499cm" fo:border="none"/>
      <style:text-properties style:font-name="sans-serif" fo:font-family="sans-serif" style:font-style-name="Normal" style:font-family-generic="swiss" fo:font-size="11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5T09:08:20.183403032</meta:creation-date>
    <dc:date>2021-04-09T00:21:56.133584748</dc:date>
    <meta:editing-duration>PT1H16M5S</meta:editing-duration>
    <meta:editing-cycles>11</meta:editing-cycles>
    <meta:generator>LibreOffice/7.0.3.1$Linux_X86_64 LibreOffice_project/00$Build-1</meta:generator>
    <meta:document-statistic meta:table-count="0" meta:image-count="0" meta:object-count="0" meta:page-count="2" meta:paragraph-count="32" meta:word-count="155" meta:character-count="887" meta:non-whitespace-character-count="763"/>
  </office:meta>
</office:document-meta>
</file>